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 Emoji" style:font-name-complex="Segoe UI Emoji"/>
    </style:style>
    <style:style style:name="T3" style:parent-style-name="Fuentedepárrafopredeter." style:family="text">
      <style:text-properties style:font-name="Segoe UI Symbol" style:font-name-complex="Segoe UI Symbol"/>
    </style:style>
    <style:style style:name="T4" style:parent-style-name="Fuentedepárrafopredeter." style:family="text">
      <style:text-properties style:font-name="Segoe UI Symbol" style:font-name-complex="Segoe UI Symbol"/>
    </style:style>
    <style:style style:name="T5" style:parent-style-name="Fuentedepárrafopredeter." style:family="text">
      <style:text-properties style:font-name="Segoe UI Symbol" style:font-name-complex="Segoe UI Symbol"/>
    </style:style>
    <style:style style:name="T6" style:parent-style-name="Fuentedepárrafopredeter." style:family="text">
      <style:text-properties style:font-name="Segoe UI Symbol" style:font-name-complex="Segoe UI Symbol"/>
    </style:style>
    <style:style style:name="T7" style:parent-style-name="Fuentedepárrafopredeter." style:family="text">
      <style:text-properties style:font-name="Segoe UI Symbol" style:font-name-complex="Segoe UI Symbol"/>
    </style:style>
    <style:style style:name="T8" style:parent-style-name="Fuentedepárrafopredeter." style:family="text">
      <style:text-properties style:font-name="Segoe UI Emoji" style:font-name-complex="Segoe UI Emoji"/>
    </style:style>
    <style:style style:name="T9" style:parent-style-name="Fuentedepárrafopredeter." style:family="text">
      <style:text-properties style:font-name="Segoe UI Emoji" style:font-name-complex="Segoe UI Emoji"/>
    </style:style>
    <style:style style:name="T10" style:parent-style-name="Fuentedepárrafopredeter." style:family="text">
      <style:text-properties style:font-name="Segoe UI Symbol" style:font-name-complex="Segoe UI Symbol"/>
    </style:style>
    <style:style style:name="T11" style:parent-style-name="Fuentedepárrafopredeter." style:family="text">
      <style:text-properties style:font-name="Segoe UI Symbol" style:font-name-complex="Segoe UI Symbol"/>
    </style:style>
    <style:style style:name="T12" style:parent-style-name="Fuentedepárrafopredeter." style:family="text">
      <style:text-properties style:font-name="Segoe UI Symbol" style:font-name-complex="Segoe UI Symbol"/>
    </style:style>
    <style:style style:name="T13" style:parent-style-name="Fuentedepárrafopredeter." style:family="text">
      <style:text-properties style:font-name="Segoe UI Symbol" style:font-name-complex="Segoe UI Symbol"/>
    </style:style>
    <style:style style:name="T14" style:parent-style-name="Fuentedepárrafopredeter." style:family="text">
      <style:text-properties style:font-name="Segoe UI Emoji" style:font-name-complex="Segoe UI Emoji"/>
    </style:style>
    <style:style style:name="T15" style:parent-style-name="Fuentedepárrafopredeter." style:family="text">
      <style:text-properties style:font-name="Segoe UI Emoji" style:font-name-complex="Segoe UI Emoji"/>
    </style:style>
    <style:style style:name="T16" style:parent-style-name="Fuentedepárrafopredeter." style:family="text">
      <style:text-properties style:font-name="Segoe UI Emoji" style:font-name-complex="Segoe UI Emoji"/>
    </style:style>
    <style:style style:name="T17" style:parent-style-name="Fuentedepárrafopredeter." style:family="text">
      <style:text-properties style:font-name="Segoe UI Emoji" style:font-name-complex="Segoe UI Emoji"/>
    </style:style>
  </office:automatic-styles>
  <office:body>
    <office:text text:use-soft-page-breaks="true">
      <text:p text:style-name="P1">Privacidad.html</text:p>
      <text:p text:style-name="Normal">&lt;!DOCTYPE html&gt;</text:p>
      <text:p text:style-name="Normal">&lt;html lang="en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Document&lt;/title&gt;</text:p>
      <text:p text:style-name="Normal">&lt;/head&gt;</text:p>
      <text:p text:style-name="Normal">&lt;body&gt;</text:p>
      <text:p text:style-name="Normal">&lt;h1&gt;</text:p>
      <text:p text:style-name="Normal">Política de Privacidad</text:p>
      <text:p text:style-name="Normal"/>
      <text:p text:style-name="Normal">&lt;/h1&gt;</text:p>
      <text:p text:style-name="Normal"/>
      <text:p text:style-name="Normal">&lt;h2&gt;</text:p>
      <text:p text:style-name="Normal"><text:span text:style-name="T2">📌</text:span><text:s/>Política de Privacidad para Ana Lahes</text:p>
      <text:p text:style-name="Normal">&lt;/h2&gt;</text:p>
      <text:p text:style-name="Normal">&lt;p&gt;<text:s/></text:p>
      <text:p text:style-name="Normal">    &lt;b&gt;</text:p>
      <text:p text:style-name="Normal">        En Ana Lahes, nos comprometemos a proteger tu privacidad y garantizar la seguridad de tus datos</text:p>
      <text:p text:style-name="Normal">&lt;/b&gt;</text:p>
      <text:p text:style-name="Normal">&lt;/p&gt;</text:p>
      <text:p text:style-name="Normal">&lt;h3&gt;</text:p>
      <text:p text:style-name="Normal">Última actualización: Marzo 2025</text:p>
      <text:p text:style-name="Normal">&lt;/h3&gt;</text:p>
      <text:p text:style-name="Normal">&lt;h4&gt;</text:p>
      <text:soft-page-break/>
      <text:p text:style-name="Normal">En Ana Lahes, nos comprometemos a proteger tu privacidad y garantizar la seguridad de tus datos personales. A continuación, te explicamos cómo recopilamos, usamos y protegemos tu información.&lt;/h4&gt;</text:p>
      <text:p text:style-name="Normal"/>
      <text:p text:style-name="Normal">&lt;p&gt;</text:p>
      <text:p text:style-name="Normal">1. Información que recopilamos</text:p>
      <text:p text:style-name="Normal">&lt;/p&gt;</text:p>
      <text:p text:style-name="Normal">&lt;p&gt;</text:p>
      <text:p text:style-name="Normal">Podemos recopilar la siguiente información cuando utilizas nuestro sitio web o nuestros servicios:</text:p>
      <text:p text:style-name="Normal">&lt;/p&gt;</text:p>
      <text:p text:style-name="Normal"/>
      <text:p text:style-name="Normal">&lt;p&gt;</text:p>
      <text:p text:style-name="Normal">Datos personales:<text:s/></text:p>
      <text:p text:style-name="Normal">&lt;/p&gt;</text:p>
      <text:p text:style-name="Normal">&lt;p&gt;</text:p>
      <text:p text:style-name="Normal">Nombre, correo electrónico, número de teléfono y otros datos proporcionados en el formulario de contacto.</text:p>
      <text:p text:style-name="Normal">Datos de navegación: Dirección IP, tipo de navegador, páginas visitadas y tiempo de navegación en nuestro sitio.</text:p>
      <text:p text:style-name="Normal">&lt;/p&gt;</text:p>
      <text:p text:style-name="Normal">Información sobre transacciones:<text:s/></text:p>
      <text:p text:style-name="Normal">&lt;/p&gt;</text:p>
      <text:p text:style-name="Normal">&lt;p&gt;Si realizas compras en nuestro sitio, podríamos recopilar información de pago de forma segura a través de terceros.</text:p>
      <text:p text:style-name="Normal">&lt;p&gt;</text:p>
      <text:p text:style-name="Normal">2. ¿Cómo utilizamos tu información?</text:p>
      <text:p text:style-name="Normal">Usamos los datos recopilados para:</text:p>
      <text:p text:style-name="Normal">&lt;/p&gt;</text:p>
      <text:p text:style-name="Normal"/>
      <text:soft-page-break/>
      <text:p text:style-name="Normal">&lt;p&gt;</text:p>
      <text:p text:style-name="Normal"><text:span text:style-name="T3">✔</text:span><text:s/>Responder consultas enviadas a través del formulario de contacto.</text:p>
      <text:p text:style-name="Normal">&lt;/p&gt;</text:p>
      <text:p text:style-name="Normal">&lt;p&gt;</text:p>
      <text:p text:style-name="Normal"><text:span text:style-name="T4">✔</text:span><text:s/>Procesar reservas o pedidos de nuestros servicios.</text:p>
      <text:p text:style-name="Normal">&lt;/p&gt;</text:p>
      <text:p text:style-name="Normal">&lt;p&gt;</text:p>
      <text:p text:style-name="Normal"><text:span text:style-name="T5">✔</text:span><text:s/>Mejorar la experiencia del usuario en nuestro sitio web.</text:p>
      <text:p text:style-name="Normal">&lt;/p&gt;</text:p>
      <text:p text:style-name="Normal">&lt;p&gt;</text:p>
      <text:p text:style-name="Normal"><text:span text:style-name="T6">✔</text:span><text:s/>Enviar información relevante sobre promociones y novedades (solo si das tu consentimiento).</text:p>
      <text:p text:style-name="Normal">&lt;/p&gt;</text:p>
      <text:p text:style-name="Normal">&lt;p&gt;</text:p>
      <text:p text:style-name="Normal"><text:span text:style-name="T7">✔</text:span><text:s/>Cumplir con requisitos legales y de seguridad.</text:p>
      <text:p text:style-name="Normal">&lt;/p&gt;</text:p>
      <text:p text:style-name="Normal">&lt;p&gt;</text:p>
      <text:p text:style-name="Normal">3. ¿Cómo protegemos tu información?</text:p>
      <text:p text:style-name="Normal">&lt;/p&gt;</text:p>
      <text:p text:style-name="Normal">&lt;p&gt;</text:p>
      <text:p text:style-name="Normal"><text:span text:style-name="T8">🔒</text:span><text:s/>Implementamos medidas de seguridad para proteger tus datos contra accesos no autorizados, alteraciones o pérdidas.</text:p>
      <text:p text:style-name="Normal">&lt;p&gt;</text:p>
      <text:p text:style-name="Normal"><text:span text:style-name="T9">🔒</text:span><text:s/>No compartimos formación personal a terceros sin tu consentimiento,, vendemos ni alquilamos tu insalvo cuando la ley lo requiera.</text:p>
      <text:p text:style-name="Normal">&lt;/p&gt;</text:p>
      <text:p text:style-name="Normal">&lt;p&gt;</text:p>
      <text:p text:style-name="Normal">4. Cookies y tecnologías similares</text:p>
      <text:soft-page-break/>
      <text:p text:style-name="Normal">Nuestro sitio web utiliza cookies para mejorar la experiencia del usuario. Estas cookies pueden incluir:</text:p>
      <text:p text:style-name="Normal">&lt;/p&gt;</text:p>
      <text:p text:style-name="Normal">&lt;p&gt;</text:p>
      <text:p text:style-name="Normal">Cookies esenciales: Necesarias para el funcionamiento del sitio.</text:p>
      <text:p text:style-name="Normal">&lt;/p&gt;</text:p>
      <text:p text:style-name="Normal">&lt;p&gt;</text:p>
      <text:p text:style-name="Normal">Cookies de análisis: Para obtener estadísticas anónimas sobre el uso del sitio.</text:p>
      <text:p text:style-name="Normal">&lt;/p&gt;</text:p>
      <text:p text:style-name="Normal">&lt;p&gt;</text:p>
      <text:p text:style-name="Normal">Cookies de publicidad: Para mostrar anuncios personalizados.</text:p>
      <text:p text:style-name="Normal">Puedes configurar tu navegador para rechazar las cookies, aunque esto podría afectar el funcionamiento del sitio.</text:p>
      <text:p text:style-name="Normal">&lt;/p&gt;</text:p>
      <text:p text:style-name="Normal">&lt;p&gt;</text:p>
      <text:p text:style-name="Normal">5. Terceros con acceso a tus datos</text:p>
      <text:p text:style-name="Normal">&lt;/p&gt;</text:p>
      <text:p text:style-name="Normal">&lt;p&gt;</text:p>
      <text:p text:style-name="Normal">Podemos compartir información con proveedores de servicios de pago (ejemplo: PayPal, Stripe) o plataformas de análisis web (ejemplo: Google Analytics).</text:p>
      <text:p text:style-name="Normal">&lt;/p&gt;</text:p>
      <text:p text:style-name="Normal">&lt;p&gt;</text:p>
      <text:p text:style-name="Normal">Estos terceros cumplen con estrictos estándares de seguridad y privacidad.</text:p>
      <text:p text:style-name="Normal">&lt;/p&gt;</text:p>
      <text:p text:style-name="Normal">&lt;p&gt;</text:p>
      <text:p text:style-name="Normal">6. Tus derechos</text:p>
      <text:p text:style-name="Normal">&lt;/p&gt;</text:p>
      <text:p text:style-name="Normal">&lt;p&gt;</text:p>
      <text:p text:style-name="Normal">Tienes derecho a:</text:p>
      <text:soft-page-break/>
      <text:p text:style-name="Normal">&lt;/p&gt;</text:p>
      <text:p text:style-name="Normal">&lt;p&gt;</text:p>
      <text:p text:style-name="Normal"><text:span text:style-name="T10">✔</text:span><text:s/>Acceder a los datos personales que tenemos sobre ti.</text:p>
      <text:p text:style-name="Normal">&lt;/p&gt;</text:p>
      <text:p text:style-name="Normal">&lt;p&gt;</text:p>
      <text:p text:style-name="Normal"><text:span text:style-name="T11">✔</text:span><text:s/>Solicitar la modificación o eliminación de tus datos.</text:p>
      <text:p text:style-name="Normal">&lt;/p&gt;</text:p>
      <text:p text:style-name="Normal">&lt;p&gt;</text:p>
      <text:p text:style-name="Normal"><text:span text:style-name="T12">✔</text:span><text:s/>Retirar tu consentimiento para recibir comunicaciones de marketing.</text:p>
      <text:p text:style-name="Normal">&lt;/p&gt;</text:p>
      <text:p text:style-name="Normal">&lt;p&gt;</text:p>
      <text:p text:style-name="Normal"><text:span text:style-name="T13">✔</text:span><text:s/>Presentar una queja ante una autoridad de protección de datos si consideras que se ha violado tu privacidad.</text:p>
      <text:p text:style-name="Normal">&lt;/p&gt;</text:p>
      <text:p text:style-name="Normal">&lt;p&gt;</text:p>
      <text:p text:style-name="Normal">Para ejercer estos derechos, contáctanos en correo@analahes.com.</text:p>
      <text:p text:style-name="Normal">&lt;/p&gt;</text:p>
      <text:p text:style-name="Normal">&lt;p&gt;</text:p>
      <text:p text:style-name="Normal">7. Cambios en esta política</text:p>
      <text:p text:style-name="Normal">&lt;/p&gt;</text:p>
      <text:p text:style-name="Normal">&lt;p&gt;</text:p>
      <text:p text:style-name="Normal">Podemos actualizar esta Política de Privacidad en cualquier momento. Cualquier cambio será publicado en esta página y te notificaremos si es necesario.</text:p>
      <text:p text:style-name="Normal">&lt;/p&gt;</text:p>
      <text:p text:style-name="Normal">&lt;p&gt;</text:p>
      <text:p text:style-name="Normal"><text:span text:style-name="T14">📌</text:span><text:s/>Contacto</text:p>
      <text:p text:style-name="Normal">&lt;/p&gt;</text:p>
      <text:p text:style-name="Normal">&lt;p&gt;</text:p>
      <text:soft-page-break/>
      <text:p text:style-name="Normal">Si tienes preguntas sobre esta Política de Privacidad, puedes contactarnos en:</text:p>
      <text:p text:style-name="Normal">&lt;/p&gt;</text:p>
      <text:p text:style-name="Normal">&lt;p&gt;</text:p>
      <text:p text:style-name="Normal"><text:span text:style-name="T15">📍</text:span><text:s/>Ana Lahes - Extensiones de Pestañas</text:p>
      <text:p text:style-name="Normal">&lt;/p&gt;</text:p>
      <text:p text:style-name="Normal">&lt;p&gt;</text:p>
      <text:p text:style-name="Normal"><text:span text:style-name="T16">📩</text:span><text:s/>Email: contacto@analahes.com</text:p>
      <text:p text:style-name="Normal">&lt;/p&gt;</text:p>
      <text:p text:style-name="Normal">&lt;p&gt;</text:p>
      <text:p text:style-name="Normal"><text:span text:style-name="T17">📞</text:span><text:s/>Teléfono: +34 600 123 458</text:p>
      <text:p text:style-name="Normal">&lt;/p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47:00Z</meta:creation-date>
    <dc:date>2025-03-11T14:48:00Z</dc:date>
    <meta:template xlink:href="Normal" xlink:type="simple"/>
    <meta:editing-cycles>1</meta:editing-cycles>
    <meta:editing-duration>PT60S</meta:editing-duration>
    <meta:document-statistic meta:page-count="6" meta:paragraph-count="7" meta:word-count="565" meta:character-count="3667" meta:row-count="25" meta:non-whitespace-character-count="3109"/>
  </office:meta>
</office:document-meta>
</file>